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pSchemaParser.getSupportedGramm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chemaParser.parseSchema( Source source , String gramm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xpSchemaParser.configure( Configuration con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JaxpSchemaParser.JaxpSchema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